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 Sans" svg:font-family="'Open Sans', 'Trebuchet MS', Helvetica, sans-serif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9" style:family="paragraph" style:parent-style-name="Standard">
      <style:text-properties style:font-name="Consolas" fo:font-size="10pt" fo:font-style="normal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P10" style:family="paragraph" style:parent-style-name="Standard">
      <style:text-properties fo:color="#00aa00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P1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aa00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P1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font-size="10pt" style:font-size-asian="10pt" style:font-size-complex="10pt"/>
    </style:style>
    <style:style style:name="P1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" style:family="text">
      <style:text-properties fo:color="#000000" style:font-name="Consolas" style:font-name-asian="Consolas" style:font-name-complex="Consolas"/>
    </style:style>
    <style:style style:name="T4" style:family="text">
      <style:text-properties fo:color="#00aa00" fo:font-style="italic" style:font-style-asian="italic" style:font-style-complex="italic"/>
    </style:style>
    <style:style style:name="T5" style:family="text">
      <style:text-properties fo:color="#00aa00"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color="#00aa00" style:font-name="Consolas" fo:font-style="italic" style:font-name-asian="Consolas" style:font-style-asian="italic" style:font-name-complex="Consolas" style:font-style-complex="italic"/>
    </style:style>
    <style:style style:name="T7" style:family="text">
      <style:text-properties fo:color="#0000ff"/>
    </style:style>
    <style:style style:name="T8" style:family="text">
      <style:text-properties fo:color="#0000ff" style:font-name="Consolas" fo:font-size="10pt" style:font-name-asian="Consolas" style:font-size-asian="10pt" style:font-name-complex="Consolas" style:font-size-complex="10pt"/>
    </style:style>
    <style:style style:name="T9" style:family="text">
      <style:text-properties fo:color="#0000ff" style:font-name="Consolas" style:font-name-asian="Consolas" style:font-name-complex="Consolas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color="#ff66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Openfire – User Management using Python</text:p>
      <text:p text:style-name="P1"/>
      <text:p text:style-name="Standard">Download openfire plugins from <text:a xlink:type="simple" xlink:href="http://www.igniterealtime.org/projects/openfire/plugins.jsp" text:style-name="Internet_20_link" text:visited-style-name="Visited_20_Internet_20_Link">http://www.igniterealtime.org/projects/openfire/plugins.jsp</text:a></text:p>
      <text:p text:style-name="Standard"/>
      <text:p text:style-name="Standard">First download and install userservice.jar from above link.</text:p>
      <text:p text:style-name="Standard"/>
      <text:p text:style-name="Standard">Here is documentation part, <text:a xlink:type="simple" xlink:href="http://www.igniterealtime.org/projects/openfire/plugins/userservice/readme.html" text:style-name="Internet_20_link" text:visited-style-name="Visited_20_Internet_20_Link">http://www.igniterealtime.org/projects/openfire/plugins/userservice/readme.html</text:a></text:p>
      <text:p text:style-name="Standard"><text:span text:style-name="T10"/></text:p>
      <text:p text:style-name="P3"><text:span text:style-name="T11">List all users</text:span></text:p>
      <text:p text:style-name="P4"/>
      <text:p text:style-name="P5">Using secret key auth</text:p>
      <text:p text:style-name="P7"/>
      <text:p text:style-name="P9"><text:span text:style-name="T7">import</text:span><text:span text:style-name="T1"> requests</text:span></text:p>
      <text:p text:style-name="P9"><text:span text:style-name="T1">r= requests.get(</text:span><text:span text:style-name="T4">'http://vspl011:9090/plugins/userService/users'</text:span><text:span text:style-name="T1">, headers={</text:span><text:span text:style-name="T4">"Authorization"</text:span><text:span text:style-name="T1">:</text:span><text:span text:style-name="T4">"</text:span><text:span text:style-name="T5">nawarkhede</text:span><text:span text:style-name="T4">"</text:span><text:span text:style-name="T1">})</text:span></text:p>
      <text:p text:style-name="P13"><text:span text:style-name="T8">print</text:span><text:span text:style-name="T2"> r._content</text:span></text:p>
      <text:p text:style-name="P13"><text:span text:style-name="T2"/></text:p>
      <text:p text:style-name="P13"><text:span text:style-name="T2"/></text:p>
      <text:p text:style-name="P6">using basic HTTP authorization</text:p>
      <text:p text:style-name="Standard"/>
      <text:p text:style-name="P12"><text:span text:style-name="T7">from</text:span><text:span text:style-name="T1"> requests.auth </text:span><text:span text:style-name="T7">import</text:span><text:span text:style-name="T1"> HTTPBasicAuth</text:span></text:p>
      <text:p text:style-name="P12"><text:span text:style-name="T7">import</text:span><text:span text:style-name="T1"> requests</text:span></text:p>
      <text:p text:style-name="P12"/>
      <text:p text:style-name="P12"><text:span text:style-name="T1">r=requests.get(</text:span><text:span text:style-name="T4">'http://vspl011:9090/plugins/userService/users'</text:span><text:span text:style-name="T1">, auth=HTTPBasicAuth(</text:span><text:span text:style-name="T4">'</text:span><text:span text:style-name="T5">admin</text:span><text:span text:style-name="T4">'</text:span><text:span text:style-name="T1">, </text:span><text:span text:style-name="T4">'</text:span><text:span text:style-name="T5">admin</text:span><text:span text:style-name="T4">'</text:span><text:span text:style-name="T1">))</text:span></text:p>
      <text:p text:style-name="P13"><text:span text:style-name="T8">print</text:span><text:span text:style-name="T2"> r._content</text:span></text:p>
      <text:p text:style-name="P13"><text:span text:style-name="T2"/></text:p>
      <text:p text:style-name="P2">Create New user</text:p>
      <text:p text:style-name="P2"/>
      <text:p text:style-name="P8"><text:span text:style-name="T1">xml=</text:span><text:span text:style-name="T4">'''&lt;?</text:span><text:span text:style-name="T5">xml</text:span><text:span text:style-name="T4"> version="1.0" encoding="UTF-8" </text:span><text:span text:style-name="T5">standalone</text:span><text:span text:style-name="T4">="yes"?&gt;</text:span></text:p>
      <text:p text:style-name="P14">&lt;user&gt;</text:p>
      <text:p text:style-name="P14"><text:s text:c="4"/><text:span text:style-name="T12">&lt;username&gt;</text:span>%s<text:span text:style-name="T12">&lt;/username&gt;</text:span></text:p>
      <text:p text:style-name="P14"><text:s text:c="4"/>&lt;password&gt;%s&lt;/password&gt;</text:p>
      <text:p text:style-name="P12"><text:span text:style-name="T4">&lt;/user&gt;'''</text:span><text:span text:style-name="T1">%(</text:span><text:span text:style-name="T4">'demo-user'</text:span><text:span text:style-name="T1">,</text:span><text:span text:style-name="T4">'demo'</text:span><text:span text:style-name="T1">)</text:span></text:p>
      <text:p text:style-name="P12"><text:span text:style-name="T1">headers = {</text:span><text:span text:style-name="T4">'Content-Type'</text:span><text:span text:style-name="T1">: </text:span><text:span text:style-name="T4">'application/</text:span><text:span text:style-name="T5">xml</text:span><text:span text:style-name="T4">'</text:span><text:span text:style-name="T1">}</text:span></text:p>
      <text:p text:style-name="P12"><text:span text:style-name="T1">r=requests.post(</text:span><text:span text:style-name="T4">'http://vspl011:9090/plugins/userService/users'</text:span><text:span text:style-name="T1">,data=xml,headers=headers, auth=(</text:span><text:span text:style-name="T4">'</text:span><text:span text:style-name="T5">admin</text:span><text:span text:style-name="T4">'</text:span><text:span text:style-name="T1">, </text:span><text:span text:style-name="T4">'</text:span><text:span text:style-name="T5">admin</text:span><text:span text:style-name="T4">'</text:span><text:span text:style-name="T1">))</text:span></text:p>
      <text:p text:style-name="P15"><text:span text:style-name="T9">print</text:span><text:span text:style-name="T3"> r</text:span></text:p>
      <text:p text:style-name="P15"><text:span text:style-name="T3"/></text:p>
      <text:p text:style-name="P2">Delete Existing User</text:p>
      <text:p text:style-name="P2"/>
      <text:p text:style-name="P8"><text:span text:style-name="T1">r=requests.delete(</text:span><text:span text:style-name="T4">'http://vspl011:9090/plugins/userService/users/sohail'</text:span><text:span text:style-name="T1">, auth=HTTPBasicAuth(</text:span><text:span text:style-name="T4">'</text:span><text:span text:style-name="T5">admin</text:span><text:span text:style-name="T4">'</text:span><text:span text:style-name="T1">, </text:span><text:span text:style-name="T4">'</text:span><text:span text:style-name="T5">admin</text:span><text:span text:style-name="T4">'</text:span><text:span text:style-name="T1">))</text:span></text:p>
      <text:p text:style-name="P15"><text:span text:style-name="T9">print</text:span><text:span text:style-name="T3"> r</text:span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2"><text:soft-page-break/>Edit Existing User</text:p>
      <text:p text:style-name="P2"/>
      <text:p text:style-name="P8"><text:span text:style-name="T1">xml=</text:span><text:span text:style-name="T4">'''&lt;?</text:span><text:span text:style-name="T5">xml</text:span><text:span text:style-name="T4"> version="1.0" encoding="UTF-8" </text:span><text:span text:style-name="T5">standalone</text:span><text:span text:style-name="T4">="yes"?&gt;</text:span></text:p>
      <text:p text:style-name="P14">&lt;user&gt;</text:p>
      <text:p text:style-name="P14"><text:s text:c="4"/><text:span text:style-name="T12">&lt;username&gt;</text:span>%s<text:span text:style-name="T12">&lt;/username&gt;</text:span></text:p>
      <text:p text:style-name="P14"><text:s text:c="4"/>&lt;name&gt;%s&lt;/name&gt;</text:p>
      <text:p text:style-name="P14"><text:s text:c="4"/>&lt;email&gt;%<text:span text:style-name="T12">se</text:span>&lt;/email&gt;</text:p>
      <text:p text:style-name="P14"><text:s text:c="4"/>&lt;properties&gt;</text:p>
      <text:p text:style-name="P14"><text:s text:c="8"/>&lt;property key="<text:span text:style-name="T12">keyname</text:span>" value="value"/&gt;</text:p>
      <text:p text:style-name="P14"><text:s text:c="4"/>&lt;/properties&gt;</text:p>
      <text:p text:style-name="P12"><text:span text:style-name="T4">&lt;/user&gt;'''</text:span><text:span text:style-name="T1">%(</text:span><text:span text:style-name="T4">'demo-user'</text:span><text:span text:style-name="T1">,</text:span><text:span text:style-name="T4">'sample-name-for-demo-user'</text:span><text:span text:style-name="T1">,</text:span><text:span text:style-name="T4">'demo-user</text:span><text:span text:style-name="T5">@demodomain.com</text:span><text:span text:style-name="T4">'</text:span><text:span text:style-name="T1">)</text:span></text:p>
      <text:p text:style-name="P12"><text:span text:style-name="T1">headers = {</text:span><text:span text:style-name="T4">'Content-Type'</text:span><text:span text:style-name="T1">: </text:span><text:span text:style-name="T4">'application/</text:span><text:span text:style-name="T5">xml</text:span><text:span text:style-name="T4">'</text:span><text:span text:style-name="T1">}</text:span></text:p>
      <text:p text:style-name="P12"><text:span text:style-name="T1">r=requests.put(</text:span><text:span text:style-name="T4">'http://vspl011:9090/plugins/userService/users/demo-user'</text:span><text:span text:style-name="T1">,data=xml,headers=headers, auth=(</text:span><text:span text:style-name="T4">'</text:span><text:span text:style-name="T5">admin</text:span><text:span text:style-name="T4">'</text:span><text:span text:style-name="T1">, </text:span><text:span text:style-name="T4">'</text:span><text:span text:style-name="T5">admin</text:span><text:span text:style-name="T4">'</text:span><text:span text:style-name="T1">))</text:span></text:p>
      <text:p text:style-name="P15"><text:span text:style-name="T9">print</text:span><text:span text:style-name="T3"> r</text:span></text:p>
      <text:p text:style-name="P15"><text:span text:style-name="T3"/></text:p>
      <text:p text:style-name="P15"><text:span text:style-name="T3"/></text:p>
      <text:p text:style-name="P15"/>
      <text:p text:style-name="P2">Get Users Active Groups</text:p>
      <text:p text:style-name="P2"/>
      <text:p text:style-name="P8"><text:span text:style-name="T1">r=requests.get(</text:span><text:span text:style-name="T4">'http://vspl011:9090/plugins/userService/users/nishant/groups'</text:span><text:span text:style-name="T1">, auth=HTTPBasicAuth(</text:span><text:span text:style-name="T4">'</text:span><text:span text:style-name="T5">admin</text:span><text:span text:style-name="T4">'</text:span><text:span text:style-name="T1">, </text:span><text:span text:style-name="T4">'</text:span><text:span text:style-name="T5">admin</text:span><text:span text:style-name="T4">'</text:span><text:span text:style-name="T1">))</text:span></text:p>
      <text:p text:style-name="P15"><text:span text:style-name="T9">print</text:span><text:span text:style-name="T3"> r._content</text:span></text:p>
      <text:p text:style-name="P15"><text:span text:style-name="T3"/></text:p>
      <text:p text:style-name="P2">Add New User to Group</text:p>
      <text:p text:style-name="P2"/>
      <text:p text:style-name="P8"><text:span text:style-name="T1">xml=</text:span><text:span text:style-name="T4">'''&lt;?</text:span><text:span text:style-name="T5">xml</text:span><text:span text:style-name="T4"> version="1.0" encoding="UTF-8" </text:span><text:span text:style-name="T5">standalone</text:span><text:span text:style-name="T4">="yes"?&gt;</text:span></text:p>
      <text:p text:style-name="P14">&lt;groups&gt;</text:p>
      <text:p text:style-name="P14"><text:s text:c="4"/><text:span text:style-name="T12">&lt;groupname&gt;</text:span>test-group<text:span text:style-name="T12">&lt;/groupname&gt;</text:span></text:p>
      <text:p text:style-name="P14">&lt;/groups&gt;'''</text:p>
      <text:p text:style-name="P12"/>
      <text:p text:style-name="P12"><text:span text:style-name="T1">headers = {</text:span><text:span text:style-name="T4">'Content-Type'</text:span><text:span text:style-name="T1">: </text:span><text:span text:style-name="T4">'application/</text:span><text:span text:style-name="T5">xml</text:span><text:span text:style-name="T4">'</text:span><text:span text:style-name="T1">}</text:span></text:p>
      <text:p text:style-name="P12"><text:span text:style-name="T1">r=requests.post(</text:span><text:span text:style-name="T4">'http://vspl011:9090/plugins/userService/users/mahesh/groups'</text:span><text:span text:style-name="T1">,data=xml,headers=headers, auth=(</text:span><text:span text:style-name="T4">'</text:span><text:span text:style-name="T5">admin</text:span><text:span text:style-name="T4">'</text:span><text:span text:style-name="T1">, </text:span><text:span text:style-name="T4">'</text:span><text:span text:style-name="T5">admin</text:span><text:span text:style-name="T4">'</text:span><text:span text:style-name="T1">))</text:span></text:p>
      <text:p text:style-name="P15"><text:span text:style-name="T9">print</text:span><text:span text:style-name="T3"> r</text:span></text:p>
      <text:p text:style-name="P15"><text:span text:style-name="T3"/></text:p>
      <text:p text:style-name="P2">Remove User From Group</text:p>
      <text:p text:style-name="P2"/>
      <text:p text:style-name="P8"><text:span text:style-name="T1">xml=</text:span><text:span text:style-name="T4">'''&lt;?</text:span><text:span text:style-name="T5">xml</text:span><text:span text:style-name="T4"> version="1.0" encoding="UTF-8" </text:span><text:span text:style-name="T5">standalone</text:span><text:span text:style-name="T4">="yes"?&gt;</text:span></text:p>
      <text:p text:style-name="P14">&lt;groups&gt;</text:p>
      <text:p text:style-name="P14"><text:s text:c="4"/><text:span text:style-name="T12">&lt;groupname&gt;</text:span>test-group<text:span text:style-name="T12">&lt;/groupname&gt;</text:span></text:p>
      <text:p text:style-name="P14">&lt;/groups&gt;'''</text:p>
      <text:p text:style-name="P12"/>
      <text:p text:style-name="P12"><text:span text:style-name="T1">headers = {</text:span><text:span text:style-name="T4">'Content-Type'</text:span><text:span text:style-name="T1">: </text:span><text:span text:style-name="T4">'application/</text:span><text:span text:style-name="T5">xml</text:span><text:span text:style-name="T4">'</text:span><text:span text:style-name="T1">}</text:span></text:p>
      <text:p text:style-name="P12"><text:span text:style-name="T1">r=requests.delete(</text:span><text:span text:style-name="T4">'http://vspl011:9090/plugins/userService/users/mahesh/groups'</text:span><text:span text:style-name="T1">,data=xml,headers=headers, auth=(</text:span><text:span text:style-name="T4">'</text:span><text:span text:style-name="T5">admin</text:span><text:span text:style-name="T4">'</text:span><text:span text:style-name="T1">, </text:span><text:span text:style-name="T4">'</text:span><text:span text:style-name="T5">admin</text:span><text:span text:style-name="T4">'</text:span><text:span text:style-name="T1">))</text:span></text:p>
      <text:p text:style-name="P15"><text:span text:style-name="T9">print</text:span><text:span text:style-name="T3"> r</text:span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2"><text:soft-page-break/></text:p>
      <text:p text:style-name="P2">Lock the User from Chat Server</text:p>
      <text:p text:style-name="P2"/>
      <text:p text:style-name="P8"><text:span text:style-name="T1">r=requests.post(</text:span><text:span text:style-name="T4">'http://vspl011:9090/plugins/userService/lockouts/nishant'</text:span><text:span text:style-name="T1">,auth=(</text:span><text:span text:style-name="T4">'</text:span><text:span text:style-name="T5">admin</text:span><text:span text:style-name="T4">'</text:span><text:span text:style-name="T1">, </text:span><text:span text:style-name="T4">'</text:span><text:span text:style-name="T5">admin</text:span><text:span text:style-name="T4">'</text:span><text:span text:style-name="T1">))</text:span></text:p>
      <text:p text:style-name="P15"><text:span text:style-name="T9">print</text:span><text:span text:style-name="T3"> r</text:span></text:p>
      <text:p text:style-name="P15"><text:span text:style-name="T3"/></text:p>
      <text:p text:style-name="Standard"/>
      <text:p text:style-name="P2">Unlock the User</text:p>
      <text:p text:style-name="P2"/>
      <text:p text:style-name="P8"><text:span text:style-name="T1">r=requests.delete(</text:span><text:span text:style-name="T4">'http://vspl011:9090/plugins/userService/lockouts/nishant'</text:span><text:span text:style-name="T1">,auth=(</text:span><text:span text:style-name="T4">'</text:span><text:span text:style-name="T5">admin</text:span><text:span text:style-name="T4">'</text:span><text:span text:style-name="T1">, </text:span><text:span text:style-name="T4">'</text:span><text:span text:style-name="T5">admin</text:span><text:span text:style-name="T4">'</text:span><text:span text:style-name="T1">))</text:span></text:p>
      <text:p text:style-name="P15"><text:span text:style-name="T9">print</text:span><text:span text:style-name="T3"> r</text:span></text:p>
      <text:p text:style-name="P15"><text:span text:style-name="T3"/></text:p>
      <text:p text:style-name="P2">Get the Friend List of User</text:p>
      <text:p text:style-name="P2"/>
      <text:p text:style-name="P8"><text:span text:style-name="T1">r=requests.get(</text:span><text:span text:style-name="T4">'http://vspl011:9090/plugins/userService/users/nishant/roster'</text:span><text:span text:style-name="T1">,auth=(</text:span><text:span text:style-name="T4">'</text:span><text:span text:style-name="T5">admin</text:span><text:span text:style-name="T4">'</text:span><text:span text:style-name="T1">, </text:span><text:span text:style-name="T4">'</text:span><text:span text:style-name="T5">admin</text:span><text:span text:style-name="T4">'</text:span><text:span text:style-name="T1">))</text:span></text:p>
      <text:p text:style-name="P15"><text:span text:style-name="T9">print</text:span><text:span text:style-name="T3"> r._content</text:span></text:p>
      <text:p text:style-name="P15"><text:span text:style-name="T3"/></text:p>
      <text:p text:style-name="P2">Add New Friend in Users Friend list</text:p>
      <text:p text:style-name="P2"/>
      <text:p text:style-name="P10"><text:span text:style-name="T12">xml</text:span>='''&lt;?<text:span text:style-name="T12">xml</text:span> version="1.0" encoding="UTF-8" <text:span text:style-name="T12">standalone</text:span>="yes"?&gt;</text:p>
      <text:p text:style-name="P14">&lt;rosterItem&gt;</text:p>
      <text:p text:style-name="P14"><text:s text:c="4"/><text:span text:style-name="T12">&lt;jid&gt;</text:span>peter@pan1.<text:span text:style-name="T12">de&lt;/jid&gt;</text:span></text:p>
      <text:p text:style-name="P14"><text:s text:c="4"/>&lt;nickname&gt;Peter1&lt;/nickname&gt;</text:p>
      <text:p text:style-name="P14"><text:s text:c="4"/>&lt;subscriptionType&gt;3&lt;/subscriptionType&gt;</text:p>
      <text:p text:style-name="P14"><text:s text:c="4"/>&lt;groups&gt;</text:p>
      <text:p text:style-name="P14"><text:s text:c="8"/>&lt;group&gt;Friends&lt;/group&gt;</text:p>
      <text:p text:style-name="P14"><text:s text:c="4"/>&lt;/groups&gt;</text:p>
      <text:p text:style-name="P11"><text:span text:style-name="T6">&lt;/rosterItem&gt;'''</text:span></text:p>
      <text:p text:style-name="P2"/>
      <text:p text:style-name="P8"><text:span text:style-name="T1">xml=</text:span><text:span text:style-name="T4">'''&lt;?</text:span><text:span text:style-name="T5">xml</text:span><text:span text:style-name="T4"> version="1.0" encoding="UTF-8" </text:span><text:span text:style-name="T5">standalone</text:span><text:span text:style-name="T4">="yes"?&gt;</text:span></text:p>
      <text:p text:style-name="P14">&lt;rosterItem&gt;</text:p>
      <text:p text:style-name="P14"><text:s text:c="4"/><text:span text:style-name="T12">&lt;jid&gt;</text:span>demo-user@vsplc011<text:span text:style-name="T12">&lt;/jid&gt;</text:span></text:p>
      <text:p text:style-name="P14">&lt;/rosterItem&gt;'''</text:p>
      <text:p text:style-name="P12"><text:span text:style-name="T1">headers = {</text:span><text:span text:style-name="T4">'Content-Type'</text:span><text:span text:style-name="T1">: </text:span><text:span text:style-name="T4">'application/</text:span><text:span text:style-name="T5">xml</text:span><text:span text:style-name="T4">'</text:span><text:span text:style-name="T1">}</text:span></text:p>
      <text:p text:style-name="P12"><text:span text:style-name="T1">r=requests.post(</text:span><text:span text:style-name="T4">'http://vspl011:9090/plugins/userService/users/nishant/roster'</text:span><text:span text:style-name="T1">,data=xml,headers=headers, auth=(</text:span><text:span text:style-name="T4">'</text:span><text:span text:style-name="T5">admin</text:span><text:span text:style-name="T4">'</text:span><text:span text:style-name="T1">, </text:span><text:span text:style-name="T4">'</text:span><text:span text:style-name="T5">admin</text:span><text:span text:style-name="T4">'</text:span><text:span text:style-name="T1">))</text:span></text:p>
      <text:p text:style-name="P11"><text:span text:style-name="T9">print</text:span><text:span text:style-name="T3"> r</text:span></text:p>
      <text:p text:style-name="P11"><text:span text:style-name="T3"/></text:p>
      <text:p text:style-name="P2">Delete Friend From Friend list [<text:span text:style-name="T13">Not Working</text:span>]</text:p>
      <text:p text:style-name="P2"/>
      <text:p text:style-name="P8"><text:span text:style-name="T1">r=requests.delete(</text:span><text:span text:style-name="T4">'http://vspl011:9090/plugins/userService/users/testuser/roster/mahesh@vspl011'</text:span><text:span text:style-name="T1">,auth=(</text:span><text:span text:style-name="T4">'</text:span><text:span text:style-name="T5">admin</text:span><text:span text:style-name="T4">'</text:span><text:span text:style-name="T1">, </text:span><text:span text:style-name="T4">'</text:span><text:span text:style-name="T5">admin</text:span><text:span text:style-name="T4">'</text:span><text:span text:style-name="T1">))</text:span></text:p>
      <text:p text:style-name="P15"><text:span text:style-name="T9">print</text:span><text:span text:style-name="T3"> r</text:span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2"><text:soft-page-break/>Update Friend of User [<text:span text:style-name="T13">Not Working</text:span>]</text:p>
      <text:p text:style-name="P2"/>
      <text:p text:style-name="P2"/>
      <text:p text:style-name="P8"><text:span text:style-name="T1">xml=</text:span><text:span text:style-name="T4">'''&lt;?</text:span><text:span text:style-name="T5">xml</text:span><text:span text:style-name="T4"> version="1.0" encoding="UTF-8" </text:span><text:span text:style-name="T5">standalone</text:span><text:span text:style-name="T4">="yes"?&gt;</text:span></text:p>
      <text:p text:style-name="P14"><text:s/></text:p>
      <text:p text:style-name="P14">&lt;rosterItem&gt;</text:p>
      <text:p text:style-name="P14"><text:s/></text:p>
      <text:p text:style-name="P14"><text:s text:c="4"/><text:span text:style-name="T12">&lt;jid&gt;tushar</text:span>@vspl011<text:span text:style-name="T12">&lt;/jid&gt;</text:span></text:p>
      <text:p text:style-name="P14"><text:s/></text:p>
      <text:p text:style-name="P14"><text:s text:c="4"/>&lt;nickname&gt;Peter Pan&lt;/nickname&gt;</text:p>
      <text:p text:style-name="P14"><text:s/></text:p>
      <text:p text:style-name="P14"><text:s text:c="4"/>&lt;subscriptionType&gt;3&lt;/subscriptionType&gt;</text:p>
      <text:p text:style-name="P14"><text:s/></text:p>
      <text:p text:style-name="P14"><text:s text:c="4"/>&lt;groups&gt;</text:p>
      <text:p text:style-name="P14"><text:s/></text:p>
      <text:p text:style-name="P14"><text:s text:c="8"/>&lt;group&gt;Support&lt;/group&gt;</text:p>
      <text:p text:style-name="P14"><text:s/></text:p>
      <text:p text:style-name="P14"><text:s text:c="4"/>&lt;/groups&gt;</text:p>
      <text:p text:style-name="P14"><text:s/></text:p>
      <text:p text:style-name="P14">&lt;/rosterItem&gt;'''</text:p>
      <text:p text:style-name="P16"><text:s/></text:p>
      <text:p text:style-name="P12"><text:span text:style-name="T1">headers = {</text:span><text:span text:style-name="T4">'Content-Type'</text:span><text:span text:style-name="T1">: </text:span><text:span text:style-name="T4">'application/</text:span><text:span text:style-name="T5">xml</text:span><text:span text:style-name="T4">'</text:span><text:span text:style-name="T1">}</text:span></text:p>
      <text:p text:style-name="P12"><text:span text:style-name="T1">r=requests.put(</text:span><text:span text:style-name="T4">'http://vspl011:9090/plugins/userService/users/nishant/roster/tushar@vspl011'</text:span><text:span text:style-name="T1">,data=xml,headers=headers, auth=(</text:span><text:span text:style-name="T4">'</text:span><text:span text:style-name="T5">admin</text:span><text:span text:style-name="T4">'</text:span><text:span text:style-name="T1">, </text:span><text:span text:style-name="T4">'</text:span><text:span text:style-name="T5">admin</text:span><text:span text:style-name="T4">'</text:span><text:span text:style-name="T1">))</text:span></text:p>
      <text:p text:style-name="P15"><text:span text:style-name="T9">print</text:span><text:span text:style-name="T3"> 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 Sans" svg:font-family="'Open Sans', 'Trebuchet MS', Helvetica, sans-serif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shant Nawarkhede</meta:initial-creator>
    <meta:creation-date>2015-04-28T12:16:43.68</meta:creation-date>
    <dc:date>2015-04-28T18:44:37.56</dc:date>
    <dc:creator>Nishant Nawarkhede</dc:creator>
    <meta:editing-duration>PT5H11M27S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4" meta:paragraph-count="109" meta:word-count="258" meta:character-count="4074"/>
  </office:meta>
</office:document-meta>
</file>